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21070" officeooo:paragraph-rsid="00221070"/>
    </style:style>
    <style:style style:name="P2" style:family="paragraph" style:parent-style-name="Standard">
      <style:text-properties officeooo:rsid="00221070" officeooo:paragraph-rsid="002610fe"/>
    </style:style>
    <style:style style:name="T1" style:family="text">
      <style:text-properties officeooo:rsid="001f8c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Compiling</text:p>
      <text:p text:style-name="Standard">---------</text:p>
      <text:p text:style-name="Standard">You can compile ONE from the source code using the included compile.bat</text:p>
      <text:p text:style-name="Standard">script. That should work both in Windows and Unix/Linux environment with</text:p>
      <text:p text:style-name="Standard">Java 6 JDK or later.</text:p>
      <text:p text:style-name="Standard"/>
      <text:p text:style-name="Standard"/>
      <text:p text:style-name="Standard">Running</text:p>
      <text:p text:style-name="Standard">-------</text:p>
      <text:p text:style-name="Standard">ONE can be started using the included one.bat (for Windows) or one.sh (for</text:p>
      <text:p text:style-name="Standard">Linux/Unix) script. Following examples assume you're using the Linux/Unix</text:p>
      <text:p text:style-name="Standard">script (just replace "./one.sh" with "one.bat" for Windows).</text:p>
      <text:p text:style-name="Standard"/>
      <text:p text:style-name="Standard">Synopsis:</text:p>
      <text:p text:style-name="Standard">./one.sh [-b runcount] [conf-files]</text:p>
      <text:p text:style-name="Standard"/>
      <text:p text:style-name="Standard">Options:</text:p>
      <text:p text:style-name="Standard"><text:s text:c="2"/>-b Run simulation in batch mode. Doesn't start GUI but prints</text:p>
      <text:p text:style-name="Standard">information about the progress to terminal. The option must be followed </text:p>
      <text:p text:style-name="Standard">by the number of runs to perform in the batch mode or by a range of runs </text:p>
      <text:p text:style-name="Standard">to perform, delimited with a colon (e.g, value 2:4 would perform runs 2, </text:p>
      <text:p text:style-name="Standard">3 and 4). See section "Run indexing" for more information.</text:p>
      <text:p text:style-name="Standard"><text:s text:c="2"/></text:p>
      <text:p text:style-name="Standard">Parameters: <text:s/></text:p>
      <text:p text:style-name="Standard"><text:s text:c="2"/>conf-files: The configuration file names where simulation parameters</text:p>
      <text:p text:style-name="Standard">are read from. Any number of configuration files can be defined and they are</text:p>
      <text:p text:style-name="Standard">read in the order given in the command line. Values in the later config files </text:p>
      <text:p text:style-name="Standard">override values in earlier config files.</text:p>
      <text:p text:style-name="Standard"/>
      <text:p text:style-name="Standard"/>
      <text:p text:style-name="Standard">Configuring</text:p>
      <text:p text:style-name="Standard">===========</text:p>
      <text:p text:style-name="Standard">All simulation parameters are given using configuration files. These files</text:p>
      <text:p text:style-name="Standard">are normal text files that contain key-value pairs. Syntax for most of the</text:p>
      <text:p text:style-name="Standard">variables is:</text:p>
      <text:p text:style-name="Standard">Namespace.key = value</text:p>
      <text:p text:style-name="Standard"/>
      <text:p text:style-name="Standard">Numeric values use '.' as the decimal separator and can be suffixed with</text:p>
      <text:p text:style-name="Standard">kilo (k) mega (M) or giga (G) suffix. Boolean settings accept "true",</text:p>
      <text:p text:style-name="Standard">"false", "0", and "1" as values.</text:p>
      <text:p text:style-name="Standard"/>
      <text:p text:style-name="Standard">Some variables contain comma-separated values, and for them the syntax is:</text:p>
      <text:p text:style-name="Standard">Namespace.key = value1, value2, value3, etc.</text:p>
      <text:p text:style-name="Standard"/>
      <text:p text:style-name="Standard">For run-indexed values the syntax is:</text:p>
      <text:p text:style-name="Standard">Namespace.key = [run1value; run2value; run3value; etc]</text:p>
      <text:p text:style-name="Standard"/>
      <text:p text:style-name="Standard">A comment line must start with "#" character.</text:p>
      <text:p text:style-name="Standard"/>
      <text:p text:style-name="Standard">Some values (scenario and report names at the moment) support "value</text:p>
      <text:p text:style-name="Standard">filling". With this feature, you can construct e.g., scenario name</text:p>
      <text:p text:style-name="Standard"><text:soft-page-break/>dynamically from the setting values. <text:span text:style-name="T1">J</text:span>ust put setting key names in the value part prefixed and</text:p>
      <text:p text:style-name="Standard">suffixed by two percent (%) signs.</text:p>
      <text:p text:style-name="Standard"/>
      <text:p text:style-name="Standard"/>
      <text:p text:style-name="Standard">Run indexing </text:p>
      <text:p text:style-name="Standard">------------ </text:p>
      <text:p text:style-name="Standard">Run indexing is a feature that allows you to run large amounts of</text:p>
      <text:p text:style-name="Standard">different configurations using only single configuration file. The idea is</text:p>
      <text:p text:style-name="Standard">that you provide an array of settings</text:p>
      <text:p text:style-name="Standard"/>
      <text:p text:style-name="Standard">MovementModel.rngSeed = [1; 2; 3; 4; 5]</text:p>
      <text:p text:style-name="Standard"/>
      <text:p text:style-name="Standard">Now, if you run the simulation using command:</text:p>
      <text:p text:style-name="Standard"/>
      <text:p text:style-name="Standard">./one.sh -b 5 my_config.txt</text:p>
      <text:p text:style-name="Standard"/>
      <text:p text:style-name="Standard">you would run first using seed 1 (run index 0), then another run using</text:p>
      <text:p text:style-name="Standard">seed 2, etc.</text:p>
      <text:p text:style-name="Standard"/>
      <text:p text:style-name="Standard"/>
      <text:p text:style-name="Standard">Movement models</text:p>
      <text:p text:style-name="Standard">---------------</text:p>
      <text:p text:style-name="Standard">Movement models govern the way nodes move in the simulation. They provide </text:p>
      <text:p text:style-name="Standard">coordinates, speeds and pause times for the nodes.</text:p>
      <text:p text:style-name="Standard">random waypoint, map based movement, shortest path map based </text:p>
      <text:p text:style-name="Standard">movement, map route movement, and external movement. All these models, except </text:p>
      <text:p text:style-name="Standard">external movement, have configurable speed and pause time distributions.</text:p>
      <text:p text:style-name="Standard"/>
      <text:p text:style-name="Standard">When a node uses the random waypoint movement model (RandomWaypoint), it is </text:p>
      <text:p text:style-name="Standard">given a random coordinate in the simulation area. Node moves directly to the </text:p>
      <text:p text:style-name="Standard">given destination at constant speed, pauses for a while, and then gets a new </text:p>
      <text:p text:style-name="Standard">destination.</text:p>
      <text:p text:style-name="Standard"/>
      <text:p text:style-name="P1">Map-based movement models constrain the node movement to predefined paths. <text:s/></text:p>
      <text:p text:style-name="P1">Different types of paths can be defined and one can define valid paths for </text:p>
      <text:p text:style-name="P1">all node groups.</text:p>
      <text:p text:style-name="P1"/>
      <text:p text:style-name="P1">For the shortest path based movement models, map data can also contain Points </text:p>
      <text:p text:style-name="P1">Of Interest (POIs). Instead of selecting any random map node for the next </text:p>
      <text:p text:style-name="P1">destination, the movement model can be configured to give a POI belonging to </text:p>
      <text:p text:style-name="P1">a certain POI group with a configurable probability.</text:p>
      <text:p text:style-name="P1"/>
      <text:p text:style-name="P1"/>
      <text:p text:style-name="P1"/>
      <text:p text:style-name="P1">Routing modules and message creation</text:p>
      <text:p text:style-name="P1">------------------------------------</text:p>
      <text:p text:style-name="P1">Routing modules define how the messages are handled in the simulation. Six </text:p>
      <text:p text:style-name="P1">basic active routing modules (First Contact, Epidemic, Spray and Wait, Direct </text:p>
      <text:p text:style-name="P1">delivery, PRoPHET and MaxProp) and also a passive router for external routing </text:p>
      <text:p text:style-name="P1">simulation are included in the package.</text:p>
      <text:p text:style-name="P1">There </text:p>
      <text:p text:style-name="P1">are also variants of these models and couple of different models included in </text:p>
      <text:p text:style-name="P1"><text:soft-page-break/>the latest versions. See the classes in the routing package for details.</text:p>
      <text:p text:style-name="P1"/>
      <text:p text:style-name="P1">Passive router is made especially for interacting with other (DTN) routing </text:p>
      <text:p text:style-name="P1">simulators or running simulations that don't need any routing functionality. </text:p>
      <text:p text:style-name="P1">The router doesn't do anything unless commanded by external events. These </text:p>
      <text:p text:style-name="P1">external events are provided to the simulator by a class that implements the </text:p>
      <text:p text:style-name="P1">EventQueue interface.</text:p>
      <text:p text:style-name="P1"/>
      <text:p text:style-name="P1">There are two basic classes that can be used as a source of message events: </text:p>
      <text:p text:style-name="P1">ExternalEventsQueue and MessageEventGenerator. The former can read events </text:p>
      <text:p text:style-name="P1">from a file that can be created by hand, with a suitable script (e.g., </text:p>
      <text:p text:style-name="P1">createCreates.pl script in the toolkit folder), or by converting e.g., </text:p>
      <text:p text:style-name="P1">dtnsim2's output to suitable form. See StandardEventsReader class from input </text:p>
      <text:p text:style-name="P1">package for details of the format. MessageEventGenerator is a simple message </text:p>
      <text:p text:style-name="P1">generator class that creates uniformly distributed message creation patterns </text:p>
      <text:p text:style-name="P1">with configurable message creation interval, message size and </text:p>
      <text:p text:style-name="P1">source/destination host ranges. More specific messaging scenarios can be </text:p>
      <text:p text:style-name="P1">created with MessageBurstGenerator, and One{From,To}EachMessageGenerator </text:p>
      <text:p text:style-name="P1">classes. See javadocs for details.</text:p>
      <text:p text:style-name="P1"/>
      <text:p text:style-name="P1">Host groups</text:p>
      <text:p text:style-name="P1">-----------</text:p>
      <text:p text:style-name="P1">A host group is group of hosts (nodes) that shares movement and routing </text:p>
      <text:p text:style-name="P1">module settings. Different groups can have different values for the settings </text:p>
      <text:p text:style-name="P1">and this way they can represent different types of nodes. Base settings can </text:p>
      <text:p text:style-name="P1">be defined in the "Group" namespace and different node groups can override </text:p>
      <text:p text:style-name="P1">these settings or define new settings in their specific namespaces (Group1, </text:p>
      <text:p text:style-name="P1">Group2, etc.). </text:p>
      <text:p text:style-name="P1"/>
      <text:p text:style-name="P1"/>
      <text:p text:style-name="P1">Scenario settings:</text:p>
      <text:p text:style-name="P1">---</text:p>
      <text:p text:style-name="P1">Scenario.name</text:p>
      <text:p text:style-name="P1">Name of the scenario. All report files are by default prefixed with this.</text:p>
      <text:p text:style-name="P1"/>
      <text:p text:style-name="P1">Scenario.simulateConnections </text:p>
      <text:p text:style-name="P1">Should connections be simulated. If you're only interested in movement</text:p>
      <text:p text:style-name="P1">modeling, you can disable this to get faster simulation. Usually you want</text:p>
      <text:p text:style-name="P1">this to be on.</text:p>
      <text:p text:style-name="P1"/>
      <text:p text:style-name="P1">Scenario.updateInterval</text:p>
      <text:p text:style-name="P1">How many seconds are stepped on every update. Increase this to get faster</text:p>
      <text:p text:style-name="P1">simulation, but then you'll lose some precision. Values from 0.1 to 2 are good </text:p>
      <text:p text:style-name="P1">for simulations.</text:p>
      <text:p text:style-name="P1"/>
      <text:p text:style-name="P1">Scenario.endTime</text:p>
      <text:p text:style-name="P1">How many simulated seconds to simulate.</text:p>
      <text:p text:style-name="P1"/>
      <text:p text:style-name="P1">Scenario.nrofHostGroups</text:p>
      <text:p text:style-name="P1">How many hosts group are present in the simulation.</text:p>
      <text:p text:style-name="P1"/>
      <text:p text:style-name="P1"/>
      <text:p text:style-name="P1"><text:soft-page-break/>Interface settings (used to define the possible interfaces the nodes can have)</text:p>
      <text:p text:style-name="P1">---</text:p>
      <text:p text:style-name="P1">type</text:p>
      <text:p text:style-name="P1">What class (from the interfaces-directory) is used for this interface</text:p>
      <text:p text:style-name="P1"/>
      <text:p text:style-name="P1">The remaining settings are class-specific. <text:s/>Can be for example:</text:p>
      <text:p text:style-name="P1"/>
      <text:p text:style-name="P1">transmitRange</text:p>
      <text:p text:style-name="P1">Range (meters) of the interface.</text:p>
      <text:p text:style-name="P1"/>
      <text:p text:style-name="P1">transmitSpeed</text:p>
      <text:p text:style-name="P1">Transmit speed of the interface (bytes per second).</text:p>
      <text:p text:style-name="P1"/>
      <text:p text:style-name="P1"/>
      <text:p text:style-name="P2">Host group settings (used in Group or GroupN namespace):</text:p>
      <text:p text:style-name="P1">—</text:p>
      <text:p text:style-name="P1">movementModel</text:p>
      <text:p text:style-name="P1">The movement model all hosts in the group use. Must be a valid class (one </text:p>
      <text:p text:style-name="P1">that is a subclass of MovementModel class) name from the movement package.</text:p>
      <text:p text:style-name="P1"/>
      <text:p text:style-name="P1">waitTime</text:p>
      <text:p text:style-name="P1">Minimum and maximum (two comma-separated decimal values) of the wait time </text:p>
      <text:p text:style-name="P1">interval (seconds). Defines how long nodes should stay in the same place </text:p>
      <text:p text:style-name="P1">after reaching the destination of the current path. A new random value within </text:p>
      <text:p text:style-name="P1">the interval is used on every stop. Default value is 0,0.</text:p>
      <text:p text:style-name="P1"/>
      <text:p text:style-name="P1">speed</text:p>
      <text:p text:style-name="P1">Minimum and maximum (two comma-separated decimal values) of the speed </text:p>
      <text:p text:style-name="P1">interval (m/s). Defines how fast nodes move. A new random value is used on </text:p>
      <text:p text:style-name="P1">every new path. Default value is 1,1.</text:p>
      <text:p text:style-name="P1"/>
      <text:p text:style-name="P1">bufferSize</text:p>
      <text:p text:style-name="P1">Size of the nodes' message buffer (bytes). When the buffer is full, node can't </text:p>
      <text:p text:style-name="P1">accept any more messages unless it drops some old messages from the buffer.</text:p>
      <text:p text:style-name="P1"/>
      <text:p text:style-name="P1">msgTtl</text:p>
      <text:p text:style-name="P1">Time To Live (simulated minutes) of the messages created by this host group. <text:s/></text:p>
      <text:p text:style-name="P1">Nodes (with active routing module) check every one minute whether some of </text:p>
      <text:p text:style-name="P1">their messages' TTLs have expired and drop such messages. If no TTL is </text:p>
      <text:p text:style-name="P1">defined, infinite TTL is used.</text:p>
      <text:p text:style-name="P1"/>
      <text:p text:style-name="P1">DTN2 Reference Implementation Connectivity</text:p>
      <text:p text:style-name="P1">==========================================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0T08:57:51.540933452</meta:creation-date>
    <dc:date>2022-03-30T13:49:24.000101734</dc:date>
    <meta:editing-duration>PT21M20S</meta:editing-duration>
    <meta:editing-cycles>5</meta:editing-cycles>
    <meta:generator>LibreOffice/7.1.7.2$Linux_X86_64 LibreOffice_project/10$Build-2</meta:generator>
    <meta:document-statistic meta:table-count="0" meta:image-count="0" meta:object-count="0" meta:page-count="4" meta:paragraph-count="152" meta:word-count="1172" meta:character-count="7555" meta:non-whitespace-character-count="6468"/>
  </office:meta>
</office:document-meta>
</file>